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5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6.879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7.481cm"/>
    </style:style>
    <style:style style:name="co7" style:family="table-column">
      <style:table-column-properties fo:break-before="auto" style:column-width="7.426cm"/>
    </style:style>
    <style:style style:name="co8" style:family="table-column">
      <style:table-column-properties fo:break-before="auto" style:column-width="6.225cm"/>
    </style:style>
    <style:style style:name="co9" style:family="table-column">
      <style:table-column-properties fo:break-before="auto" style:column-width="7.0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0cm" svg:height="20cm" svg:x="14.437cm" svg:y="4.146cm">
            <draw:object draw:notify-on-update-of-ranges="Sheet1.B1:Sheet1.B1 Sheet1.C1:Sheet1.C1 Sheet1.D1:Sheet1.D1 Sheet1.E1:Sheet1.E1 Sheet1.F1:Sheet1.F1 Sheet1.G1:Sheet1.G1 Sheet1.H1:Sheet1.H1 Sheet1.I1:Sheet1.I1 Sheet1.J1:Sheet1.J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cm" svg:height="20cm" svg:x="14.431cm" svg:y="24.884cm">
            <draw:object draw:notify-on-update-of-ranges="Sheet1.B1:Sheet1.B1 Sheet1.C1:Sheet1.C1 Sheet1.D1:Sheet1.D1 Sheet1.E1:Sheet1.E1 Sheet1.F1:Sheet1.F1 Sheet1.G1:Sheet1.G1 Sheet1.H1:Sheet1.H1 Sheet1.I1:Sheet1.I1 Sheet1.J1:Sheet1.J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cm" svg:height="20cm" svg:x="14.35cm" svg:y="46.13cm">
            <draw:object draw:notify-on-update-of-ranges="Sheet1.B1:Sheet1.B1 Sheet1.C1:Sheet1.C1 Sheet1.D1:Sheet1.D1 Sheet1.E1:Sheet1.E1 Sheet1.F1:Sheet1.F1 Sheet1.G1:Sheet1.G1 Sheet1.H1:Sheet1.H1 Sheet1.I1:Sheet1.I1 Sheet1.J1:Sheet1.J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5.4.30-1-SLACK-MODERN</text:p>
          </table:table-cell>
          <table:table-cell office:value-type="string" calcext:value-type="string">
            <text:p>5.4.30-1-SLACK-KSSP-SELFPROTECT</text:p>
          </table:table-cell>
          <table:table-cell office:value-type="string" calcext:value-type="string">
            <text:p>5.4.30-1-SLACK-SELFPROTECT-EXTRA</text:p>
          </table:table-cell>
          <table:table-cell office:value-type="string" calcext:value-type="string">
            <text:p>5.4.30-1-SLACK-USERSPACE</text:p>
          </table:table-cell>
          <table:table-cell office:value-type="string" calcext:value-type="string">
            <text:p>5.4.30-1-SLACK-KSPP-ATTACSURFACE</text:p>
          </table:table-cell>
          <table:table-cell office:value-type="string" calcext:value-type="string">
            <text:p>5.4.30-1-SLACK-CLIPOS-ATTACKSURFACE</text:p>
          </table:table-cell>
          <table:table-cell office:value-type="string" calcext:value-type="string">
            <text:p>5.4.30-1-SLACK-GRSEC-ATTACKSURFACE</text:p>
          </table:table-cell>
          <table:table-cell office:value-type="string" calcext:value-type="string">
            <text:p>5.4.30-1-SLACK-SECURITY-POLICY</text:p>
          </table:table-cell>
          <table:table-cell office:value-type="string" calcext:value-type="string">
            <text:p>5.4.30-1-SLACK-FULL-ATTACKSURFACE</text:p>
          </table:table-cell>
        </table:table-row>
        <table:table-row table:style-name="ro1">
          <table:table-cell office:value-type="string" calcext:value-type="string">
            <text:p>Run 1 time</text:p>
          </table:table-cell>
          <table:table-cell office:value-type="float" office:value="1719.389" calcext:value-type="float">
            <text:p>1719.389</text:p>
          </table:table-cell>
          <table:table-cell office:value-type="float" office:value="1781.619" calcext:value-type="float">
            <text:p>1781.619</text:p>
          </table:table-cell>
          <table:table-cell office:value-type="float" office:value="1888.375" calcext:value-type="float">
            <text:p>1888.375</text:p>
          </table:table-cell>
          <table:table-cell office:value-type="float" office:value="1907.565" calcext:value-type="float">
            <text:p>1907.565</text:p>
          </table:table-cell>
          <table:table-cell office:value-type="float" office:value="1910.317" calcext:value-type="float">
            <text:p>1910.317</text:p>
          </table:table-cell>
          <table:table-cell office:value-type="float" office:value="1886.189" calcext:value-type="float">
            <text:p>1886.189</text:p>
          </table:table-cell>
          <table:table-cell office:value-type="float" office:value="1896.432" calcext:value-type="float">
            <text:p>1896.432</text:p>
          </table:table-cell>
          <table:table-cell office:value-type="float" office:value="1899.34" calcext:value-type="float">
            <text:p>1899.34</text:p>
          </table:table-cell>
          <table:table-cell office:value-type="float" office:value="1948.403" calcext:value-type="float">
            <text:p>1948.403</text:p>
          </table:table-cell>
        </table:table-row>
        <table:table-row table:style-name="ro1">
          <table:table-cell office:value-type="string" calcext:value-type="string">
            <text:p>Run 1 system</text:p>
          </table:table-cell>
          <table:table-cell office:value-type="float" office:value="1558.436" calcext:value-type="float">
            <text:p>1558.436</text:p>
          </table:table-cell>
          <table:table-cell office:value-type="float" office:value="1762.797" calcext:value-type="float">
            <text:p>1762.797</text:p>
          </table:table-cell>
          <table:table-cell office:value-type="float" office:value="2716.121" calcext:value-type="float">
            <text:p>2716.121</text:p>
          </table:table-cell>
          <table:table-cell office:value-type="float" office:value="2690.102" calcext:value-type="float">
            <text:p>2690.102</text:p>
          </table:table-cell>
          <table:table-cell office:value-type="float" office:value="2713.696" calcext:value-type="float">
            <text:p>2713.696</text:p>
          </table:table-cell>
          <table:table-cell office:value-type="float" office:value="2639.086" calcext:value-type="float">
            <text:p>2639.086</text:p>
          </table:table-cell>
          <table:table-cell office:value-type="float" office:value="2615.73" calcext:value-type="float">
            <text:p>2615.73</text:p>
          </table:table-cell>
          <table:table-cell office:value-type="float" office:value="2630.541" calcext:value-type="float">
            <text:p>2630.541</text:p>
          </table:table-cell>
          <table:table-cell office:value-type="float" office:value="2691.105" calcext:value-type="float">
            <text:p>2691.105</text:p>
          </table:table-cell>
        </table:table-row>
        <table:table-row table:style-name="ro1">
          <table:table-cell office:value-type="string" calcext:value-type="string">
            <text:p>Run 1 user</text:p>
          </table:table-cell>
          <table:table-cell office:value-type="float" office:value="17062.252" calcext:value-type="float">
            <text:p>17062.252</text:p>
          </table:table-cell>
          <table:table-cell office:value-type="float" office:value="17360.947" calcext:value-type="float">
            <text:p>17360.947</text:p>
          </table:table-cell>
          <table:table-cell office:value-type="float" office:value="17548.236" calcext:value-type="float">
            <text:p>17548.236</text:p>
          </table:table-cell>
          <table:table-cell office:value-type="float" office:value="17592.054" calcext:value-type="float">
            <text:p>17592.054</text:p>
          </table:table-cell>
          <table:table-cell office:value-type="float" office:value="17548.903" calcext:value-type="float">
            <text:p>17548.903</text:p>
          </table:table-cell>
          <table:table-cell office:value-type="float" office:value="17388.653" calcext:value-type="float">
            <text:p>17388.653</text:p>
          </table:table-cell>
          <table:table-cell office:value-type="float" office:value="17614.095" calcext:value-type="float">
            <text:p>17614.095</text:p>
          </table:table-cell>
          <table:table-cell office:value-type="float" office:value="17600.724" calcext:value-type="float">
            <text:p>17600.724</text:p>
          </table:table-cell>
          <table:table-cell office:value-type="float" office:value="18168.963" calcext:value-type="float">
            <text:p>18168.963</text:p>
          </table:table-cell>
        </table:table-row>
        <table:table-row table:style-name="ro1">
          <table:table-cell office:value-type="string" calcext:value-type="string">
            <text:p>Run 2 time</text:p>
          </table:table-cell>
          <table:table-cell office:value-type="float" office:value="1707.328" calcext:value-type="float">
            <text:p>1707.328</text:p>
          </table:table-cell>
          <table:table-cell office:value-type="float" office:value="1764.346" calcext:value-type="float">
            <text:p>1764.346</text:p>
          </table:table-cell>
          <table:table-cell office:value-type="float" office:value="1896.68" calcext:value-type="float">
            <text:p>1896.68</text:p>
          </table:table-cell>
          <table:table-cell office:value-type="float" office:value="1888.128" calcext:value-type="float">
            <text:p>1888.128</text:p>
          </table:table-cell>
          <table:table-cell office:value-type="float" office:value="1889.826" calcext:value-type="float">
            <text:p>1889.826</text:p>
          </table:table-cell>
          <table:table-cell office:value-type="float" office:value="1877.301" calcext:value-type="float">
            <text:p>1877.301</text:p>
          </table:table-cell>
          <table:table-cell office:value-type="float" office:value="1871.168" calcext:value-type="float">
            <text:p>1871.168</text:p>
          </table:table-cell>
          <table:table-cell office:value-type="float" office:value="1933.948" calcext:value-type="float">
            <text:p>1933.948</text:p>
          </table:table-cell>
          <table:table-cell office:value-type="float" office:value="1944.053" calcext:value-type="float">
            <text:p>1944.053</text:p>
          </table:table-cell>
        </table:table-row>
        <table:table-row table:style-name="ro1">
          <table:table-cell office:value-type="string" calcext:value-type="string">
            <text:p>Run 2 system</text:p>
          </table:table-cell>
          <table:table-cell office:value-type="float" office:value="1587.437" calcext:value-type="float">
            <text:p>1587.437</text:p>
          </table:table-cell>
          <table:table-cell office:value-type="float" office:value="1796.907" calcext:value-type="float">
            <text:p>1796.907</text:p>
          </table:table-cell>
          <table:table-cell office:value-type="float" office:value="2761.504" calcext:value-type="float">
            <text:p>2761.504</text:p>
          </table:table-cell>
          <table:table-cell office:value-type="float" office:value="2713.693" calcext:value-type="float">
            <text:p>2713.693</text:p>
          </table:table-cell>
          <table:table-cell office:value-type="float" office:value="2732.007" calcext:value-type="float">
            <text:p>2732.007</text:p>
          </table:table-cell>
          <table:table-cell office:value-type="float" office:value="2674.336" calcext:value-type="float">
            <text:p>2674.336</text:p>
          </table:table-cell>
          <table:table-cell office:value-type="float" office:value="2650.318" calcext:value-type="float">
            <text:p>2650.318</text:p>
          </table:table-cell>
          <table:table-cell office:value-type="float" office:value="2734.175" calcext:value-type="float">
            <text:p>2734.175</text:p>
          </table:table-cell>
          <table:table-cell office:value-type="float" office:value="2733.311" calcext:value-type="float">
            <text:p>2733.311</text:p>
          </table:table-cell>
        </table:table-row>
        <table:table-row table:style-name="ro1">
          <table:table-cell office:value-type="string" calcext:value-type="string">
            <text:p>Run 2 user</text:p>
          </table:table-cell>
          <table:table-cell office:value-type="float" office:value="17051.381" calcext:value-type="float">
            <text:p>17051.381</text:p>
          </table:table-cell>
          <table:table-cell office:value-type="float" office:value="17414.499" calcext:value-type="float">
            <text:p>17414.499</text:p>
          </table:table-cell>
          <table:table-cell office:value-type="float" office:value="17601.071" calcext:value-type="float">
            <text:p>17601.071</text:p>
          </table:table-cell>
          <table:table-cell office:value-type="float" office:value="17558.737" calcext:value-type="float">
            <text:p>17558.737</text:p>
          </table:table-cell>
          <table:table-cell office:value-type="float" office:value="17526.876" calcext:value-type="float">
            <text:p>17526.876</text:p>
          </table:table-cell>
          <table:table-cell office:value-type="float" office:value="17421.086" calcext:value-type="float">
            <text:p>17421.086</text:p>
          </table:table-cell>
          <table:table-cell office:value-type="float" office:value="17613.076" calcext:value-type="float">
            <text:p>17613.076</text:p>
          </table:table-cell>
          <table:table-cell office:value-type="float" office:value="18119.554" calcext:value-type="float">
            <text:p>18119.554</text:p>
          </table:table-cell>
          <table:table-cell office:value-type="float" office:value="18258.168" calcext:value-type="float">
            <text:p>18258.168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Run 1 %</text:p>
          </table:table-cell>
          <table:table-cell table:formula="of:=([.J2]/[.B2])*100" office:value-type="float" office:value="113.31949896155" calcext:value-type="float">
            <text:p>113.31949896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%</text:p>
          </table:table-cell>
          <table:table-cell table:formula="of:=([.J5]/[.B5])*100" office:value-type="float" office:value="113.865232691082" calcext:value-type="float">
            <text:p>113.8652326910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nl" fo:country="BE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nl" fo:country="B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21:08:31.916346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5T21:03:00.852243642</meta:creation-date>
    <dc:date>2020-05-28T21:13:12.281545910</dc:date>
    <meta:editing-duration>PT2H34M</meta:editing-duration>
    <meta:editing-cycles>15</meta:editing-cycles>
    <meta:generator>LibreOffice/6.4.4.2$Linux_X86_64 LibreOffice_project/40$Build-2</meta:generator>
    <meta:document-statistic meta:table-count="1" meta:cell-count="7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7.059cm" svg:y="0.536cm" chart:style-name="ch2">
          <text:p>kernel 5.6.2 compile duration</text:p>
        </chart:title>
        <chart:legend chart:legend-position="end" svg:x="32.261cm" svg:y="7.709cm" style:legend-expansion="high" chart:style-name="ch3"/>
        <chart:plot-area chart:style-name="ch4" table:cell-range-address="Sheet1.A1:Sheet1.J2 Sheet1.A5:Sheet1.J5" chart:data-source-has-labels="both" svg:x="0.8cm" svg:y="1.715cm" svg:width="30.661cm" svg:height="17.886cm">
          <chartooo:coordinate-region svg:x="1.792cm" svg:y="1.914cm" svg:width="29.669cm" svg:height="17.04cm"/>
          <chart:axis chart:dimension="x" chart:name="primary-x" chart:style-name="ch5" chartooo:axis-type="auto">
            <chartooo:date-scale/>
            <chart:categories table:cell-range-address="Sheet1.A2:Sheet1.A2 Sheet1.A5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 Sheet1.B5:Sheet1.B5" chart:label-cell-address="Sheet1.B1:Sheet1.B1" chart:class="chart:bar">
            <chart:data-point chart:repeated="2"/>
          </chart:series>
          <chart:series chart:style-name="ch9" chart:values-cell-range-address="Sheet1.C2:Sheet1.C2 Sheet1.C5:Sheet1.C5" chart:label-cell-address="Sheet1.C1:Sheet1.C1" chart:class="chart:bar">
            <chart:data-point chart:repeated="2"/>
          </chart:series>
          <chart:series chart:style-name="ch10" chart:values-cell-range-address="Sheet1.D2:Sheet1.D2 Sheet1.D5:Sheet1.D5" chart:label-cell-address="Sheet1.D1:Sheet1.D1" chart:class="chart:bar">
            <chart:data-point chart:repeated="2"/>
          </chart:series>
          <chart:series chart:style-name="ch11" chart:values-cell-range-address="Sheet1.E2:Sheet1.E2 Sheet1.E5:Sheet1.E5" chart:label-cell-address="Sheet1.E1:Sheet1.E1" chart:class="chart:bar">
            <chart:data-point chart:repeated="2"/>
          </chart:series>
          <chart:series chart:style-name="ch12" chart:values-cell-range-address="Sheet1.F2:Sheet1.F2 Sheet1.F5:Sheet1.F5" chart:label-cell-address="Sheet1.F1:Sheet1.F1" chart:class="chart:bar">
            <chart:data-point chart:repeated="2"/>
          </chart:series>
          <chart:series chart:style-name="ch13" chart:values-cell-range-address="Sheet1.G2:Sheet1.G2 Sheet1.G5:Sheet1.G5" chart:label-cell-address="Sheet1.G1:Sheet1.G1" chart:class="chart:bar">
            <chart:data-point chart:repeated="2"/>
          </chart:series>
          <chart:series chart:style-name="ch14" chart:values-cell-range-address="Sheet1.H2:Sheet1.H2 Sheet1.H5:Sheet1.H5" chart:label-cell-address="Sheet1.H1:Sheet1.H1" chart:class="chart:bar">
            <chart:data-point chart:repeated="2"/>
          </chart:series>
          <chart:series chart:style-name="ch15" chart:values-cell-range-address="Sheet1.I2:Sheet1.I2 Sheet1.I5:Sheet1.I5" chart:label-cell-address="Sheet1.I1:Sheet1.I1" chart:class="chart:bar">
            <chart:data-point chart:repeated="2"/>
          </chart:series>
          <chart:series chart:style-name="ch16" chart:values-cell-range-address="Sheet1.J2:Sheet1.J2 Sheet1.J5:Sheet1.J5" chart:label-cell-address="Sheet1.J1:Sheet1.J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4.30-1-SLACK-MODERN</text:p>
                <draw:g>
                  <svg:desc>Sheet1.B1:Sheet1.B1</svg:desc>
                </draw:g>
              </table:table-cell>
              <table:table-cell office:value-type="string">
                <text:p>5.4.30-1-SLACK-KSSP-SELFPROTECT</text:p>
                <draw:g>
                  <svg:desc>Sheet1.C1:Sheet1.C1</svg:desc>
                </draw:g>
              </table:table-cell>
              <table:table-cell office:value-type="string">
                <text:p>5.4.30-1-SLACK-SELFPROTECT-EXTRA</text:p>
                <draw:g>
                  <svg:desc>Sheet1.D1:Sheet1.D1</svg:desc>
                </draw:g>
              </table:table-cell>
              <table:table-cell office:value-type="string">
                <text:p>5.4.30-1-SLACK-USERSPACE</text:p>
                <draw:g>
                  <svg:desc>Sheet1.E1:Sheet1.E1</svg:desc>
                </draw:g>
              </table:table-cell>
              <table:table-cell office:value-type="string">
                <text:p>5.4.30-1-SLACK-KSPP-ATTACSURFACE</text:p>
                <draw:g>
                  <svg:desc>Sheet1.F1:Sheet1.F1</svg:desc>
                </draw:g>
              </table:table-cell>
              <table:table-cell office:value-type="string">
                <text:p>5.4.30-1-SLACK-CLIPOS-ATTACKSURFACE</text:p>
                <draw:g>
                  <svg:desc>Sheet1.G1:Sheet1.G1</svg:desc>
                </draw:g>
              </table:table-cell>
              <table:table-cell office:value-type="string">
                <text:p>5.4.30-1-SLACK-GRSEC-ATTACKSURFACE</text:p>
                <draw:g>
                  <svg:desc>Sheet1.H1:Sheet1.H1</svg:desc>
                </draw:g>
              </table:table-cell>
              <table:table-cell office:value-type="string">
                <text:p>5.4.30-1-SLACK-SECURITY-POLICY</text:p>
                <draw:g>
                  <svg:desc>Sheet1.I1:Sheet1.I1</svg:desc>
                </draw:g>
              </table:table-cell>
              <table:table-cell office:value-type="string">
                <text:p>5.4.30-1-SLACK-FULL-ATTACKSURFAC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n 1 time</text:p>
                <draw:g>
                  <svg:desc>Sheet1.A2:Sheet1.A2 Sheet1.A5:Sheet1.A5</svg:desc>
                </draw:g>
              </table:table-cell>
              <table:table-cell office:value-type="float" office:value="1719.389">
                <text:p>1719.389</text:p>
                <draw:g>
                  <svg:desc>Sheet1.B2:Sheet1.B2 Sheet1.B5:Sheet1.B5</svg:desc>
                </draw:g>
              </table:table-cell>
              <table:table-cell office:value-type="float" office:value="1781.619">
                <text:p>1781.619</text:p>
                <draw:g>
                  <svg:desc>Sheet1.C2:Sheet1.C2 Sheet1.C5:Sheet1.C5</svg:desc>
                </draw:g>
              </table:table-cell>
              <table:table-cell office:value-type="float" office:value="1888.375">
                <text:p>1888.375</text:p>
                <draw:g>
                  <svg:desc>Sheet1.D2:Sheet1.D2 Sheet1.D5:Sheet1.D5</svg:desc>
                </draw:g>
              </table:table-cell>
              <table:table-cell office:value-type="float" office:value="1907.565">
                <text:p>1907.565</text:p>
                <draw:g>
                  <svg:desc>Sheet1.E2:Sheet1.E2 Sheet1.E5:Sheet1.E5</svg:desc>
                </draw:g>
              </table:table-cell>
              <table:table-cell office:value-type="float" office:value="1910.317">
                <text:p>1910.317</text:p>
                <draw:g>
                  <svg:desc>Sheet1.F2:Sheet1.F2 Sheet1.F5:Sheet1.F5</svg:desc>
                </draw:g>
              </table:table-cell>
              <table:table-cell office:value-type="float" office:value="1886.189">
                <text:p>1886.189</text:p>
                <draw:g>
                  <svg:desc>Sheet1.G2:Sheet1.G2 Sheet1.G5:Sheet1.G5</svg:desc>
                </draw:g>
              </table:table-cell>
              <table:table-cell office:value-type="float" office:value="1896.432">
                <text:p>1896.432</text:p>
                <draw:g>
                  <svg:desc>Sheet1.H2:Sheet1.H2 Sheet1.H5:Sheet1.H5</svg:desc>
                </draw:g>
              </table:table-cell>
              <table:table-cell office:value-type="float" office:value="1899.34">
                <text:p>1899.34</text:p>
                <draw:g>
                  <svg:desc>Sheet1.I2:Sheet1.I2 Sheet1.I5:Sheet1.I5</svg:desc>
                </draw:g>
              </table:table-cell>
              <table:table-cell office:value-type="float" office:value="1948.403">
                <text:p>1948.403</text:p>
                <draw:g>
                  <svg:desc>Sheet1.J2:Sheet1.J2 Sheet1.J5:Sheet1.J5</svg:desc>
                </draw:g>
              </table:table-cell>
            </table:table-row>
            <table:table-row>
              <table:table-cell office:value-type="string">
                <text:p>Run 2 time</text:p>
              </table:table-cell>
              <table:table-cell office:value-type="float" office:value="1707.328">
                <text:p>1707.328</text:p>
              </table:table-cell>
              <table:table-cell office:value-type="float" office:value="1764.346">
                <text:p>1764.346</text:p>
              </table:table-cell>
              <table:table-cell office:value-type="float" office:value="1896.68">
                <text:p>1896.68</text:p>
              </table:table-cell>
              <table:table-cell office:value-type="float" office:value="1888.128">
                <text:p>1888.128</text:p>
              </table:table-cell>
              <table:table-cell office:value-type="float" office:value="1889.826">
                <text:p>1889.826</text:p>
              </table:table-cell>
              <table:table-cell office:value-type="float" office:value="1877.301">
                <text:p>1877.301</text:p>
              </table:table-cell>
              <table:table-cell office:value-type="float" office:value="1871.168">
                <text:p>1871.168</text:p>
              </table:table-cell>
              <table:table-cell office:value-type="float" office:value="1933.948">
                <text:p>1933.948</text:p>
              </table:table-cell>
              <table:table-cell office:value-type="float" office:value="1944.053">
                <text:p>1944.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7.469cm" svg:y="0.536cm" chart:style-name="ch2">
          <text:p>kernel 5.6.2 system time</text:p>
        </chart:title>
        <chart:legend chart:legend-position="end" svg:x="32.261cm" svg:y="7.709cm" style:legend-expansion="high" chart:style-name="ch3"/>
        <chart:plot-area chart:style-name="ch4" table:cell-range-address="Sheet1.A3:Sheet1.J3 Sheet1.A6:Sheet1.J6 Sheet1.B1:Sheet1.J1" chart:data-source-has-labels="both" svg:x="0.8cm" svg:y="1.715cm" svg:width="30.661cm" svg:height="17.886cm">
          <chartooo:coordinate-region svg:x="1.792cm" svg:y="1.914cm" svg:width="29.669cm" svg:height="17.04cm"/>
          <chart:axis chart:dimension="x" chart:name="primary-x" chart:style-name="ch5" chartooo:axis-type="auto">
            <chartooo:date-scale/>
            <chart:categories table:cell-range-address="Sheet1.A3:Sheet1.A3 Sheet1.A6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3 Sheet1.B6:Sheet1.B6" chart:label-cell-address="Sheet1.B1:Sheet1.B1" chart:class="chart:bar">
            <chart:data-point chart:repeated="2"/>
          </chart:series>
          <chart:series chart:style-name="ch9" chart:values-cell-range-address="Sheet1.C3:Sheet1.C3 Sheet1.C6:Sheet1.C6" chart:label-cell-address="Sheet1.C1:Sheet1.C1" chart:class="chart:bar">
            <chart:data-point chart:repeated="2"/>
          </chart:series>
          <chart:series chart:style-name="ch10" chart:values-cell-range-address="Sheet1.D3:Sheet1.D3 Sheet1.D6:Sheet1.D6" chart:label-cell-address="Sheet1.D1:Sheet1.D1" chart:class="chart:bar">
            <chart:data-point chart:repeated="2"/>
          </chart:series>
          <chart:series chart:style-name="ch11" chart:values-cell-range-address="Sheet1.E3:Sheet1.E3 Sheet1.E6:Sheet1.E6" chart:label-cell-address="Sheet1.E1:Sheet1.E1" chart:class="chart:bar">
            <chart:data-point chart:repeated="2"/>
          </chart:series>
          <chart:series chart:style-name="ch12" chart:values-cell-range-address="Sheet1.F3:Sheet1.F3 Sheet1.F6:Sheet1.F6" chart:label-cell-address="Sheet1.F1:Sheet1.F1" chart:class="chart:bar">
            <chart:data-point chart:repeated="2"/>
          </chart:series>
          <chart:series chart:style-name="ch13" chart:values-cell-range-address="Sheet1.G3:Sheet1.G3 Sheet1.G6:Sheet1.G6" chart:label-cell-address="Sheet1.G1:Sheet1.G1" chart:class="chart:bar">
            <chart:data-point chart:repeated="2"/>
          </chart:series>
          <chart:series chart:style-name="ch14" chart:values-cell-range-address="Sheet1.H3:Sheet1.H3 Sheet1.H6:Sheet1.H6" chart:label-cell-address="Sheet1.H1:Sheet1.H1" chart:class="chart:bar">
            <chart:data-point chart:repeated="2"/>
          </chart:series>
          <chart:series chart:style-name="ch15" chart:values-cell-range-address="Sheet1.I3:Sheet1.I3 Sheet1.I6:Sheet1.I6" chart:label-cell-address="Sheet1.I1:Sheet1.I1" chart:class="chart:bar">
            <chart:data-point chart:repeated="2"/>
          </chart:series>
          <chart:series chart:style-name="ch16" chart:values-cell-range-address="Sheet1.J3:Sheet1.J3 Sheet1.J6:Sheet1.J6" chart:label-cell-address="Sheet1.J1:Sheet1.J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4.30-1-SLACK-MODERN</text:p>
                <draw:g>
                  <svg:desc>Sheet1.B1:Sheet1.B1</svg:desc>
                </draw:g>
              </table:table-cell>
              <table:table-cell office:value-type="string">
                <text:p>5.4.30-1-SLACK-KSSP-SELFPROTECT</text:p>
                <draw:g>
                  <svg:desc>Sheet1.C1:Sheet1.C1</svg:desc>
                </draw:g>
              </table:table-cell>
              <table:table-cell office:value-type="string">
                <text:p>5.4.30-1-SLACK-SELFPROTECT-EXTRA</text:p>
                <draw:g>
                  <svg:desc>Sheet1.D1:Sheet1.D1</svg:desc>
                </draw:g>
              </table:table-cell>
              <table:table-cell office:value-type="string">
                <text:p>5.4.30-1-SLACK-USERSPACE</text:p>
                <draw:g>
                  <svg:desc>Sheet1.E1:Sheet1.E1</svg:desc>
                </draw:g>
              </table:table-cell>
              <table:table-cell office:value-type="string">
                <text:p>5.4.30-1-SLACK-KSPP-ATTACSURFACE</text:p>
                <draw:g>
                  <svg:desc>Sheet1.F1:Sheet1.F1</svg:desc>
                </draw:g>
              </table:table-cell>
              <table:table-cell office:value-type="string">
                <text:p>5.4.30-1-SLACK-CLIPOS-ATTACKSURFACE</text:p>
                <draw:g>
                  <svg:desc>Sheet1.G1:Sheet1.G1</svg:desc>
                </draw:g>
              </table:table-cell>
              <table:table-cell office:value-type="string">
                <text:p>5.4.30-1-SLACK-GRSEC-ATTACKSURFACE</text:p>
                <draw:g>
                  <svg:desc>Sheet1.H1:Sheet1.H1</svg:desc>
                </draw:g>
              </table:table-cell>
              <table:table-cell office:value-type="string">
                <text:p>5.4.30-1-SLACK-SECURITY-POLICY</text:p>
                <draw:g>
                  <svg:desc>Sheet1.I1:Sheet1.I1</svg:desc>
                </draw:g>
              </table:table-cell>
              <table:table-cell office:value-type="string">
                <text:p>5.4.30-1-SLACK-FULL-ATTACKSURFAC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n 1 system</text:p>
                <draw:g>
                  <svg:desc>Sheet1.A3:Sheet1.A3 Sheet1.A6:Sheet1.A6</svg:desc>
                </draw:g>
              </table:table-cell>
              <table:table-cell office:value-type="float" office:value="1558.436">
                <text:p>1558.436</text:p>
                <draw:g>
                  <svg:desc>Sheet1.B3:Sheet1.B3 Sheet1.B6:Sheet1.B6</svg:desc>
                </draw:g>
              </table:table-cell>
              <table:table-cell office:value-type="float" office:value="1762.797">
                <text:p>1762.797</text:p>
                <draw:g>
                  <svg:desc>Sheet1.C3:Sheet1.C3 Sheet1.C6:Sheet1.C6</svg:desc>
                </draw:g>
              </table:table-cell>
              <table:table-cell office:value-type="float" office:value="2716.121">
                <text:p>2716.121</text:p>
                <draw:g>
                  <svg:desc>Sheet1.D3:Sheet1.D3 Sheet1.D6:Sheet1.D6</svg:desc>
                </draw:g>
              </table:table-cell>
              <table:table-cell office:value-type="float" office:value="2690.102">
                <text:p>2690.102</text:p>
                <draw:g>
                  <svg:desc>Sheet1.E3:Sheet1.E3 Sheet1.E6:Sheet1.E6</svg:desc>
                </draw:g>
              </table:table-cell>
              <table:table-cell office:value-type="float" office:value="2713.696">
                <text:p>2713.696</text:p>
                <draw:g>
                  <svg:desc>Sheet1.F3:Sheet1.F3 Sheet1.F6:Sheet1.F6</svg:desc>
                </draw:g>
              </table:table-cell>
              <table:table-cell office:value-type="float" office:value="2639.086">
                <text:p>2639.086</text:p>
                <draw:g>
                  <svg:desc>Sheet1.G3:Sheet1.G3 Sheet1.G6:Sheet1.G6</svg:desc>
                </draw:g>
              </table:table-cell>
              <table:table-cell office:value-type="float" office:value="2615.73">
                <text:p>2615.73</text:p>
                <draw:g>
                  <svg:desc>Sheet1.H3:Sheet1.H3 Sheet1.H6:Sheet1.H6</svg:desc>
                </draw:g>
              </table:table-cell>
              <table:table-cell office:value-type="float" office:value="2630.541">
                <text:p>2630.541</text:p>
                <draw:g>
                  <svg:desc>Sheet1.I3:Sheet1.I3 Sheet1.I6:Sheet1.I6</svg:desc>
                </draw:g>
              </table:table-cell>
              <table:table-cell office:value-type="float" office:value="2691.105">
                <text:p>2691.105</text:p>
                <draw:g>
                  <svg:desc>Sheet1.J3:Sheet1.J3 Sheet1.J6:Sheet1.J6</svg:desc>
                </draw:g>
              </table:table-cell>
            </table:table-row>
            <table:table-row>
              <table:table-cell office:value-type="string">
                <text:p>Run 2 system</text:p>
              </table:table-cell>
              <table:table-cell office:value-type="float" office:value="1587.437">
                <text:p>1587.437</text:p>
              </table:table-cell>
              <table:table-cell office:value-type="float" office:value="1796.907">
                <text:p>1796.907</text:p>
              </table:table-cell>
              <table:table-cell office:value-type="float" office:value="2761.504">
                <text:p>2761.504</text:p>
              </table:table-cell>
              <table:table-cell office:value-type="float" office:value="2713.693">
                <text:p>2713.693</text:p>
              </table:table-cell>
              <table:table-cell office:value-type="float" office:value="2732.007">
                <text:p>2732.007</text:p>
              </table:table-cell>
              <table:table-cell office:value-type="float" office:value="2674.336">
                <text:p>2674.336</text:p>
              </table:table-cell>
              <table:table-cell office:value-type="float" office:value="2650.318">
                <text:p>2650.318</text:p>
              </table:table-cell>
              <table:table-cell office:value-type="float" office:value="2734.175">
                <text:p>2734.175</text:p>
              </table:table-cell>
              <table:table-cell office:value-type="float" office:value="2733.311">
                <text:p>2733.3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6.927cm" svg:y="0.536cm" chart:style-name="ch2">
          <text:p>kernel 5.6.2 compile user time</text:p>
        </chart:title>
        <chart:legend chart:legend-position="end" svg:x="32.261cm" svg:y="7.709cm" style:legend-expansion="high" chart:style-name="ch3"/>
        <chart:plot-area chart:style-name="ch4" table:cell-range-address="Sheet1.A4:Sheet1.J4 Sheet1.A7:Sheet1.J7 Sheet1.B1:Sheet1.J1" chart:data-source-has-labels="both" svg:x="0.8cm" svg:y="1.715cm" svg:width="30.661cm" svg:height="17.886cm">
          <chartooo:coordinate-region svg:x="1.977cm" svg:y="1.914cm" svg:width="29.484cm" svg:height="17.04cm"/>
          <chart:axis chart:dimension="x" chart:name="primary-x" chart:style-name="ch5" chartooo:axis-type="auto">
            <chartooo:date-scale/>
            <chart:categories table:cell-range-address="Sheet1.A4:Sheet1.A4 Sheet1.A7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B4 Sheet1.B7:Sheet1.B7" chart:label-cell-address="Sheet1.B1:Sheet1.B1" chart:class="chart:bar">
            <chart:data-point chart:repeated="2"/>
          </chart:series>
          <chart:series chart:style-name="ch9" chart:values-cell-range-address="Sheet1.C4:Sheet1.C4 Sheet1.C7:Sheet1.C7" chart:label-cell-address="Sheet1.C1:Sheet1.C1" chart:class="chart:bar">
            <chart:data-point chart:repeated="2"/>
          </chart:series>
          <chart:series chart:style-name="ch10" chart:values-cell-range-address="Sheet1.D4:Sheet1.D4 Sheet1.D7:Sheet1.D7" chart:label-cell-address="Sheet1.D1:Sheet1.D1" chart:class="chart:bar">
            <chart:data-point chart:repeated="2"/>
          </chart:series>
          <chart:series chart:style-name="ch11" chart:values-cell-range-address="Sheet1.E4:Sheet1.E4 Sheet1.E7:Sheet1.E7" chart:label-cell-address="Sheet1.E1:Sheet1.E1" chart:class="chart:bar">
            <chart:data-point chart:repeated="2"/>
          </chart:series>
          <chart:series chart:style-name="ch12" chart:values-cell-range-address="Sheet1.F4:Sheet1.F4 Sheet1.F7:Sheet1.F7" chart:label-cell-address="Sheet1.F1:Sheet1.F1" chart:class="chart:bar">
            <chart:data-point chart:repeated="2"/>
          </chart:series>
          <chart:series chart:style-name="ch13" chart:values-cell-range-address="Sheet1.G4:Sheet1.G4 Sheet1.G7:Sheet1.G7" chart:label-cell-address="Sheet1.G1:Sheet1.G1" chart:class="chart:bar">
            <chart:data-point chart:repeated="2"/>
          </chart:series>
          <chart:series chart:style-name="ch14" chart:values-cell-range-address="Sheet1.H4:Sheet1.H4 Sheet1.H7:Sheet1.H7" chart:label-cell-address="Sheet1.H1:Sheet1.H1" chart:class="chart:bar">
            <chart:data-point chart:repeated="2"/>
          </chart:series>
          <chart:series chart:style-name="ch15" chart:values-cell-range-address="Sheet1.I4:Sheet1.I4 Sheet1.I7:Sheet1.I7" chart:label-cell-address="Sheet1.I1:Sheet1.I1" chart:class="chart:bar">
            <chart:data-point chart:repeated="2"/>
          </chart:series>
          <chart:series chart:style-name="ch16" chart:values-cell-range-address="Sheet1.J4:Sheet1.J4 Sheet1.J7:Sheet1.J7" chart:label-cell-address="Sheet1.J1:Sheet1.J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4.30-1-SLACK-MODERN</text:p>
                <draw:g>
                  <svg:desc>Sheet1.B1:Sheet1.B1</svg:desc>
                </draw:g>
              </table:table-cell>
              <table:table-cell office:value-type="string">
                <text:p>5.4.30-1-SLACK-KSSP-SELFPROTECT</text:p>
                <draw:g>
                  <svg:desc>Sheet1.C1:Sheet1.C1</svg:desc>
                </draw:g>
              </table:table-cell>
              <table:table-cell office:value-type="string">
                <text:p>5.4.30-1-SLACK-SELFPROTECT-EXTRA</text:p>
                <draw:g>
                  <svg:desc>Sheet1.D1:Sheet1.D1</svg:desc>
                </draw:g>
              </table:table-cell>
              <table:table-cell office:value-type="string">
                <text:p>5.4.30-1-SLACK-USERSPACE</text:p>
                <draw:g>
                  <svg:desc>Sheet1.E1:Sheet1.E1</svg:desc>
                </draw:g>
              </table:table-cell>
              <table:table-cell office:value-type="string">
                <text:p>5.4.30-1-SLACK-KSPP-ATTACSURFACE</text:p>
                <draw:g>
                  <svg:desc>Sheet1.F1:Sheet1.F1</svg:desc>
                </draw:g>
              </table:table-cell>
              <table:table-cell office:value-type="string">
                <text:p>5.4.30-1-SLACK-CLIPOS-ATTACKSURFACE</text:p>
                <draw:g>
                  <svg:desc>Sheet1.G1:Sheet1.G1</svg:desc>
                </draw:g>
              </table:table-cell>
              <table:table-cell office:value-type="string">
                <text:p>5.4.30-1-SLACK-GRSEC-ATTACKSURFACE</text:p>
                <draw:g>
                  <svg:desc>Sheet1.H1:Sheet1.H1</svg:desc>
                </draw:g>
              </table:table-cell>
              <table:table-cell office:value-type="string">
                <text:p>5.4.30-1-SLACK-SECURITY-POLICY</text:p>
                <draw:g>
                  <svg:desc>Sheet1.I1:Sheet1.I1</svg:desc>
                </draw:g>
              </table:table-cell>
              <table:table-cell office:value-type="string">
                <text:p>5.4.30-1-SLACK-FULL-ATTACKSURFAC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n 1 user</text:p>
                <draw:g>
                  <svg:desc>Sheet1.A4:Sheet1.A4 Sheet1.A7:Sheet1.A7</svg:desc>
                </draw:g>
              </table:table-cell>
              <table:table-cell office:value-type="float" office:value="17062.252">
                <text:p>17062.252</text:p>
                <draw:g>
                  <svg:desc>Sheet1.B4:Sheet1.B4 Sheet1.B7:Sheet1.B7</svg:desc>
                </draw:g>
              </table:table-cell>
              <table:table-cell office:value-type="float" office:value="17360.947">
                <text:p>17360.947</text:p>
                <draw:g>
                  <svg:desc>Sheet1.C4:Sheet1.C4 Sheet1.C7:Sheet1.C7</svg:desc>
                </draw:g>
              </table:table-cell>
              <table:table-cell office:value-type="float" office:value="17548.236">
                <text:p>17548.236</text:p>
                <draw:g>
                  <svg:desc>Sheet1.D4:Sheet1.D4 Sheet1.D7:Sheet1.D7</svg:desc>
                </draw:g>
              </table:table-cell>
              <table:table-cell office:value-type="float" office:value="17592.054">
                <text:p>17592.054</text:p>
                <draw:g>
                  <svg:desc>Sheet1.E4:Sheet1.E4 Sheet1.E7:Sheet1.E7</svg:desc>
                </draw:g>
              </table:table-cell>
              <table:table-cell office:value-type="float" office:value="17548.903">
                <text:p>17548.903</text:p>
                <draw:g>
                  <svg:desc>Sheet1.F4:Sheet1.F4 Sheet1.F7:Sheet1.F7</svg:desc>
                </draw:g>
              </table:table-cell>
              <table:table-cell office:value-type="float" office:value="17388.653">
                <text:p>17388.653</text:p>
                <draw:g>
                  <svg:desc>Sheet1.G4:Sheet1.G4 Sheet1.G7:Sheet1.G7</svg:desc>
                </draw:g>
              </table:table-cell>
              <table:table-cell office:value-type="float" office:value="17614.095">
                <text:p>17614.095</text:p>
                <draw:g>
                  <svg:desc>Sheet1.H4:Sheet1.H4 Sheet1.H7:Sheet1.H7</svg:desc>
                </draw:g>
              </table:table-cell>
              <table:table-cell office:value-type="float" office:value="17600.724">
                <text:p>17600.724</text:p>
                <draw:g>
                  <svg:desc>Sheet1.I4:Sheet1.I4 Sheet1.I7:Sheet1.I7</svg:desc>
                </draw:g>
              </table:table-cell>
              <table:table-cell office:value-type="float" office:value="18168.963">
                <text:p>18168.963</text:p>
                <draw:g>
                  <svg:desc>Sheet1.J4:Sheet1.J4 Sheet1.J7:Sheet1.J7</svg:desc>
                </draw:g>
              </table:table-cell>
            </table:table-row>
            <table:table-row>
              <table:table-cell office:value-type="string">
                <text:p>Run 2 user</text:p>
              </table:table-cell>
              <table:table-cell office:value-type="float" office:value="17051.381">
                <text:p>17051.381</text:p>
              </table:table-cell>
              <table:table-cell office:value-type="float" office:value="17414.499">
                <text:p>17414.499</text:p>
              </table:table-cell>
              <table:table-cell office:value-type="float" office:value="17601.071">
                <text:p>17601.071</text:p>
              </table:table-cell>
              <table:table-cell office:value-type="float" office:value="17558.737">
                <text:p>17558.737</text:p>
              </table:table-cell>
              <table:table-cell office:value-type="float" office:value="17526.876">
                <text:p>17526.876</text:p>
              </table:table-cell>
              <table:table-cell office:value-type="float" office:value="17421.086">
                <text:p>17421.086</text:p>
              </table:table-cell>
              <table:table-cell office:value-type="float" office:value="17613.076">
                <text:p>17613.076</text:p>
              </table:table-cell>
              <table:table-cell office:value-type="float" office:value="18119.554">
                <text:p>18119.554</text:p>
              </table:table-cell>
              <table:table-cell office:value-type="float" office:value="18258.168">
                <text:p>18258.1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